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0000" draw:fill="solid" draw:fill-color="#ff0000" draw:textarea-vertical-align="middle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objectwithoutfill">
      <style:graphic-properties svg:stroke-color="#000000" draw:fill="solid" draw:fill-color="#ff8000" draw:textarea-vertical-align="middle"/>
    </style:style>
    <style:style style:name="gr8" style:family="graphic" style:parent-style-name="objectwithoutfill">
      <style:graphic-properties draw:fill="solid" draw:fill-color="#ff8000" draw:textarea-vertical-align="middle"/>
    </style:style>
    <style:style style:name="gr9" style:family="graphic" style:parent-style-name="objectwithoutfill">
      <style:graphic-properties draw:fill="solid" draw:fill-color="#ff0000" draw:textarea-vertical-align="middle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8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6.551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4.952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8.152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4.053cm" svg:y="4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5.7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7.388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254cm" svg:height="0.254cm" svg:x="9.055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254cm" svg:height="0.254cm" svg:x="3.654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254cm" svg:height="0.254cm" svg:x="4.48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254cm" svg:height="0.254cm" svg:x="5.322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254cm" svg:height="0.254cm" svg:x="6.156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254cm" svg:height="0.254cm" svg:x="3.455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0.254cm" svg:height="0.254cm" svg:x="4.289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254cm" svg:height="0.254cm" svg:x="5.123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254cm" svg:height="0.254cm" svg:x="5.957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254cm" svg:height="0.254cm" svg:x="8.756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2" draw:id="id12" draw:layer="layout" svg:width="0.254cm" svg:height="0.254cm" svg:x="6.944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0.254cm" svg:height="0.254cm" svg:x="7.778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0.254cm" svg:height="0.254cm" svg:x="8.557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588cm" svg:y1="2.514cm" svg:x2="5.169cm" svg:y2="3.635cm" draw:start-shape="id1" draw:start-glue-point="7" draw:end-shape="id2" draw:end-glue-point="11" svg:d="M6588 2514l-1419 1121" svg:viewBox="0 0 1420 1122">
          <text:p/>
        </draw:connector>
        <draw:connector draw:style-name="gr5" draw:text-style-name="P5" draw:layer="layout" draw:type="line" svg:x1="6.768cm" svg:y1="2.514cm" svg:x2="8.189cm" svg:y2="3.635cm" draw:start-shape="id1" draw:start-glue-point="9" draw:end-shape="id3" draw:end-glue-point="5" svg:d="M6768 2514l1421 1121" svg:viewBox="0 0 1422 1122">
          <text:p/>
        </draw:connector>
        <draw:connector draw:style-name="gr5" draw:text-style-name="P5" draw:layer="layout" draw:type="line" svg:x1="4.989cm" svg:y1="3.815cm" svg:x2="4.18cm" svg:y2="4.899cm" draw:start-shape="id2" draw:start-glue-point="7" draw:end-shape="id4" draw:end-glue-point="4" svg:d="M4989 3815l-809 1084" svg:viewBox="0 0 810 1085">
          <text:p/>
        </draw:connector>
        <draw:connector draw:style-name="gr5" draw:text-style-name="P5" draw:layer="layout" draw:type="line" svg:x1="5.169cm" svg:y1="3.815cm" svg:x2="5.847cm" svg:y2="4.9cm" draw:start-shape="id2" draw:start-glue-point="9" draw:end-shape="id5" draw:end-glue-point="4" svg:d="M5169 3815l678 1085" svg:viewBox="0 0 679 1086">
          <text:p/>
        </draw:connector>
        <draw:connector draw:style-name="gr5" draw:text-style-name="P5" draw:layer="layout" draw:type="line" svg:x1="8.189cm" svg:y1="3.815cm" svg:x2="7.515cm" svg:y2="4.9cm" draw:start-shape="id3" draw:start-glue-point="7" draw:end-shape="id6" draw:end-glue-point="4" svg:d="M8189 3815l-674 1085" svg:viewBox="0 0 675 1086">
          <text:p/>
        </draw:connector>
        <draw:connector draw:style-name="gr6" draw:text-style-name="P6" draw:layer="layout" draw:type="line" svg:x1="8.369cm" svg:y1="3.815cm" svg:x2="9.182cm" svg:y2="4.901cm" draw:start-shape="id3" draw:start-glue-point="9" draw:end-shape="id7" draw:end-glue-point="4" svg:d="M8369 3815l813 1086" svg:viewBox="0 0 814 1087">
          <text:p/>
        </draw:connector>
        <draw:connector draw:style-name="gr6" draw:text-style-name="P6" draw:layer="layout" draw:type="line" svg:x1="4.09cm" svg:y1="5.116cm" svg:x2="3.781cm" svg:y2="6.101cm" draw:start-shape="id4" draw:start-glue-point="7" draw:end-shape="id8" draw:end-glue-point="4" svg:d="M4090 5116l-309 985" svg:viewBox="0 0 310 986">
          <text:p/>
        </draw:connector>
        <draw:connector draw:style-name="gr6" draw:text-style-name="P6" draw:layer="layout" draw:type="line" svg:x1="4.27cm" svg:y1="5.116cm" svg:x2="4.615cm" svg:y2="6.101cm" draw:start-shape="id4" draw:start-glue-point="9" draw:end-shape="id9" draw:end-glue-point="4" svg:d="M4270 5116l345 985" svg:viewBox="0 0 346 986">
          <text:p/>
        </draw:connector>
        <draw:connector draw:style-name="gr6" draw:text-style-name="P6" draw:layer="layout" draw:type="line" svg:x1="5.757cm" svg:y1="5.117cm" svg:x2="5.449cm" svg:y2="6.101cm" draw:start-shape="id5" draw:start-glue-point="7" draw:end-shape="id10" draw:end-glue-point="4" svg:d="M5757 5117l-308 984" svg:viewBox="0 0 309 985">
          <text:p/>
        </draw:connector>
        <draw:connector draw:style-name="gr6" draw:text-style-name="P6" draw:layer="layout" draw:type="line" svg:x1="5.937cm" svg:y1="5.117cm" svg:x2="6.283cm" svg:y2="6.101cm" draw:start-shape="id5" draw:start-glue-point="9" draw:end-shape="id11" draw:end-glue-point="4" svg:d="M5937 5117l346 984" svg:viewBox="0 0 347 985">
          <text:p/>
        </draw:connector>
        <draw:connector draw:style-name="gr6" draw:text-style-name="P6" draw:layer="layout" draw:type="line" svg:x1="7.425cm" svg:y1="5.117cm" svg:x2="7.071cm" svg:y2="6.101cm" draw:start-shape="id6" draw:start-glue-point="7" draw:end-shape="id12" draw:end-glue-point="4" svg:d="M7425 5117l-354 984" svg:viewBox="0 0 355 985">
          <text:p/>
        </draw:connector>
        <draw:connector draw:style-name="gr6" draw:text-style-name="P6" draw:layer="layout" draw:type="line" svg:x1="7.605cm" svg:y1="5.117cm" svg:x2="7.905cm" svg:y2="6.101cm" draw:start-shape="id6" draw:start-glue-point="9" draw:end-shape="id13" draw:end-glue-point="4" svg:d="M7605 5117l300 984" svg:viewBox="0 0 301 985">
          <text:p/>
        </draw:connector>
        <draw:connector draw:style-name="gr6" draw:text-style-name="P6" draw:layer="layout" draw:type="line" svg:x1="3.781cm" svg:y1="6.355cm" svg:x2="3.582cm" svg:y2="7.301cm" draw:start-shape="id8" draw:start-glue-point="8" draw:end-shape="id14" draw:end-glue-point="4" svg:d="M3781 6355l-199 946" svg:viewBox="0 0 200 947">
          <text:p/>
        </draw:connector>
        <draw:connector draw:style-name="gr6" draw:text-style-name="P6" draw:layer="layout" draw:type="line" svg:x1="4.615cm" svg:y1="6.355cm" svg:x2="4.416cm" svg:y2="7.302cm" draw:start-shape="id9" draw:start-glue-point="8" draw:end-shape="id15" draw:end-glue-point="4" svg:d="M4615 6355l-199 947" svg:viewBox="0 0 200 948">
          <text:p/>
        </draw:connector>
        <draw:connector draw:style-name="gr6" draw:text-style-name="P6" draw:layer="layout" draw:type="line" svg:x1="5.449cm" svg:y1="6.355cm" svg:x2="5.25cm" svg:y2="7.302cm" draw:start-shape="id10" draw:start-glue-point="8" draw:end-shape="id16" draw:end-glue-point="4" svg:d="M5449 6355l-199 947" svg:viewBox="0 0 200 948">
          <text:p/>
        </draw:connector>
        <draw:connector draw:style-name="gr6" draw:text-style-name="P6" draw:layer="layout" draw:type="line" svg:x1="6.283cm" svg:y1="6.355cm" svg:x2="6.084cm" svg:y2="7.303cm" draw:start-shape="id11" draw:start-glue-point="8" draw:end-shape="id17" draw:end-glue-point="4" svg:d="M6283 6355l-199 948" svg:viewBox="0 0 200 949">
          <text:p/>
        </draw:connector>
        <draw:connector draw:style-name="gr7" draw:text-style-name="P7" draw:layer="layout" draw:type="line" svg:x1="9.092cm" svg:y1="5.118cm" svg:x2="8.883cm" svg:y2="6.101cm" draw:start-shape="id7" draw:start-glue-point="7" draw:end-shape="id18" draw:end-glue-point="4" svg:d="M9092 5118l-209 983" svg:viewBox="0 0 210 984">
          <text:p/>
        </draw:connector>
        <draw:connector draw:style-name="gr6" draw:text-style-name="P6" draw:layer="layout" draw:type="line" svg:x1="8.883cm" svg:y1="6.355cm" svg:x2="8.684cm" svg:y2="7.303cm" draw:start-shape="id18" draw:start-glue-point="8" draw:end-shape="id19" draw:end-glue-point="4" svg:d="M8883 6355l-199 948" svg:viewBox="0 0 200 949">
          <text:p/>
        </draw:connector>
        <draw:custom-shape draw:style-name="gr2" draw:text-style-name="P2" xml:id="id22" draw:id="id22" draw:layer="layout" svg:width="0.254cm" svg:height="0.254cm" svg:x="13.456cm" svg:y="1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254cm" svg:height="0.254cm" svg:x="13.357cm" svg:y="2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254cm" svg:height="0.254cm" svg:x="13.257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3.484cm" svg:y1="2.706cm" svg:x2="13.384cm" svg:y2="3.102cm" draw:start-shape="id20" draw:start-glue-point="8" draw:end-shape="id21" draw:end-glue-point="4" svg:d="M13484 2706l-100 396" svg:viewBox="0 0 101 397">
          <text:p/>
        </draw:connector>
        <draw:connector draw:style-name="gr8" draw:text-style-name="P7" draw:layer="layout" draw:type="line" svg:x1="13.583cm" svg:y1="2.056cm" svg:x2="13.484cm" svg:y2="2.452cm" draw:start-shape="id22" draw:start-glue-point="8" draw:end-shape="id20" draw:end-glue-point="4" svg:d="M13583 2056l-99 396" svg:viewBox="0 0 100 397">
          <text:p/>
        </draw:connector>
        <draw:custom-shape draw:style-name="gr2" draw:text-style-name="P2" xml:id="id25" draw:id="id25" draw:layer="layout" svg:width="0.254cm" svg:height="0.254cm" svg:x="13.157cm" svg:y="3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254cm" svg:height="0.254cm" svg:x="13.058cm" svg:y="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254cm" svg:height="0.254cm" svg:x="12.958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3.185cm" svg:y1="4.607cm" svg:x2="13.085cm" svg:y2="5.003cm" draw:start-shape="id23" draw:start-glue-point="8" draw:end-shape="id24" draw:end-glue-point="4" svg:d="M13185 4607l-100 396" svg:viewBox="0 0 101 397">
          <text:p/>
        </draw:connector>
        <draw:connector draw:style-name="gr8" draw:text-style-name="P7" draw:layer="layout" draw:type="line" svg:x1="13.284cm" svg:y1="3.957cm" svg:x2="13.185cm" svg:y2="4.353cm" draw:start-shape="id25" draw:start-glue-point="8" draw:end-shape="id23" draw:end-glue-point="4" svg:d="M13284 3957l-99 396" svg:viewBox="0 0 100 397">
          <text:p/>
        </draw:connector>
        <draw:connector draw:style-name="gr8" draw:text-style-name="P7" draw:layer="layout" draw:type="line" svg:x1="13.384cm" svg:y1="3.356cm" svg:x2="13.284cm" svg:y2="3.703cm" draw:start-shape="id21" draw:start-glue-point="8" draw:end-shape="id25" draw:end-glue-point="4" svg:d="M13384 3356l-100 347" svg:viewBox="0 0 101 348">
          <text:p/>
        </draw:connector>
        <draw:custom-shape draw:style-name="gr1" draw:text-style-name="P1" xml:id="id28" draw:id="id28" draw:layer="layout" svg:width="0.254cm" svg:height="0.254cm" svg:x="12.857cm" svg:y="5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254cm" svg:height="0.254cm" svg:x="12.758cm" svg:y="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12.658cm" svg:y="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2.885cm" svg:y1="6.607cm" svg:x2="12.785cm" svg:y2="7.003cm" draw:start-shape="id26" draw:start-glue-point="8" draw:end-shape="id27" draw:end-glue-point="4" svg:d="M12885 6607l-100 396" svg:viewBox="0 0 101 397">
          <text:p/>
        </draw:connector>
        <draw:connector draw:style-name="gr9" draw:text-style-name="P5" draw:layer="layout" draw:type="line" svg:x1="12.984cm" svg:y1="5.957cm" svg:x2="12.885cm" svg:y2="6.353cm" draw:start-shape="id28" draw:start-glue-point="8" draw:end-shape="id26" draw:end-glue-point="4" svg:d="M12984 5957l-99 396" svg:viewBox="0 0 100 397">
          <text:p/>
        </draw:connector>
        <draw:custom-shape draw:style-name="gr1" draw:text-style-name="P1" xml:id="id31" draw:id="id31" draw:layer="layout" svg:width="0.254cm" svg:height="0.254cm" svg:x="12.55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12.459cm" svg:y="8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12.359cm" svg:y="8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2.586cm" svg:y1="8.508cm" svg:x2="12.486cm" svg:y2="8.904cm" draw:start-shape="id29" draw:start-glue-point="8" draw:end-shape="id30" draw:end-glue-point="4" svg:d="M12586 8508l-100 396" svg:viewBox="0 0 101 397">
          <text:p/>
        </draw:connector>
        <draw:connector draw:style-name="gr9" draw:text-style-name="P5" draw:layer="layout" draw:type="line" svg:x1="12.685cm" svg:y1="7.858cm" svg:x2="12.586cm" svg:y2="8.254cm" draw:start-shape="id31" draw:start-glue-point="8" draw:end-shape="id29" draw:end-glue-point="4" svg:d="M12685 7858l-99 396" svg:viewBox="0 0 100 397">
          <text:p/>
        </draw:connector>
        <draw:connector draw:style-name="gr9" draw:text-style-name="P5" draw:layer="layout" draw:type="line" svg:x1="12.785cm" svg:y1="7.257cm" svg:x2="12.685cm" svg:y2="7.604cm" draw:start-shape="id27" draw:start-glue-point="8" draw:end-shape="id31" draw:end-glue-point="4" svg:d="M12785 7257l-100 347" svg:viewBox="0 0 101 348">
          <text:p/>
        </draw:connector>
        <draw:custom-shape draw:style-name="gr4" draw:text-style-name="P4" xml:id="id32" draw:id="id32" draw:layer="layout" svg:width="0.254cm" svg:height="0.254cm" svg:x="13.15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3" draw:id="id33" draw:layer="layout" svg:width="0.254cm" svg:height="0.254cm" svg:x="13.058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4" draw:id="id34" draw:layer="layout" svg:width="0.254cm" svg:height="0.254cm" svg:x="12.958cm" svg:y="7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5" draw:id="id35" draw:layer="layout" svg:width="0.254cm" svg:height="0.254cm" svg:x="12.858cm" svg:y="8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6" draw:id="id36" draw:layer="layout" svg:width="0.254cm" svg:height="0.254cm" svg:x="12.759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8" draw:id="id38" draw:layer="layout" svg:width="0.254cm" svg:height="0.254cm" svg:x="12.659cm" svg:y="9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7" draw:id="id37" draw:layer="layout" svg:width="0.254cm" svg:height="0.254cm" svg:x="12.16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line" svg:x1="13.074cm" svg:y1="5.92cm" svg:x2="13.284cm" svg:y2="6.334cm" draw:start-shape="id28" draw:start-glue-point="9" draw:end-shape="id32" draw:end-glue-point="4" svg:d="M13074 5920l210 414" svg:viewBox="0 0 211 415">
          <text:p/>
        </draw:connector>
        <draw:connector draw:style-name="gr10" draw:text-style-name="P6" draw:layer="layout" draw:type="line" svg:x1="12.975cm" svg:y1="6.57cm" svg:x2="13.185cm" svg:y2="6.984cm" draw:start-shape="id26" draw:start-glue-point="9" draw:end-shape="id33" draw:end-glue-point="4" svg:d="M12975 6570l210 414" svg:viewBox="0 0 211 415">
          <text:p/>
        </draw:connector>
        <draw:connector draw:style-name="gr10" draw:text-style-name="P6" draw:layer="layout" draw:type="line" svg:x1="12.875cm" svg:y1="7.22cm" svg:x2="13.085cm" svg:y2="7.634cm" draw:start-shape="id27" draw:start-glue-point="9" draw:end-shape="id34" draw:end-glue-point="4" svg:d="M12875 7220l210 414" svg:viewBox="0 0 211 415">
          <text:p/>
        </draw:connector>
        <draw:connector draw:style-name="gr10" draw:text-style-name="P6" draw:layer="layout" draw:type="line" svg:x1="12.775cm" svg:y1="7.821cm" svg:x2="12.985cm" svg:y2="8.235cm" draw:start-shape="id31" draw:start-glue-point="9" draw:end-shape="id35" draw:end-glue-point="4" svg:d="M12775 7821l210 414" svg:viewBox="0 0 211 415">
          <text:p/>
        </draw:connector>
        <draw:connector draw:style-name="gr10" draw:text-style-name="P6" draw:layer="layout" draw:type="line" svg:x1="12.676cm" svg:y1="8.471cm" svg:x2="12.886cm" svg:y2="8.885cm" draw:start-shape="id29" draw:start-glue-point="9" draw:end-shape="id36" draw:end-glue-point="4" svg:d="M12676 8471l210 414" svg:viewBox="0 0 211 415">
          <text:p/>
        </draw:connector>
        <draw:connector draw:style-name="gr10" draw:text-style-name="P6" draw:layer="layout" draw:type="line" svg:x1="12.396cm" svg:y1="9.121cm" svg:x2="12.287cm" svg:y2="9.536cm" draw:start-shape="id30" draw:start-glue-point="7" draw:end-shape="id37" draw:end-glue-point="4" svg:d="M12396 9121l-109 415" svg:viewBox="0 0 110 416">
          <text:p/>
        </draw:connector>
        <draw:connector draw:style-name="gr10" draw:text-style-name="P6" draw:layer="layout" draw:type="line" svg:x1="12.576cm" svg:y1="9.121cm" svg:x2="12.786cm" svg:y2="9.535cm" draw:start-shape="id30" draw:start-glue-point="9" draw:end-shape="id38" draw:end-glue-point="4" svg:d="M12576 9121l210 414" svg:viewBox="0 0 211 415">
          <text:p/>
        </draw:connector>
        <draw:connector draw:style-name="gr10" draw:text-style-name="P6" draw:layer="layout" draw:type="line" svg:x1="13.085cm" svg:y1="5.257cm" svg:x2="12.984cm" svg:y2="5.703cm" draw:start-shape="id24" draw:start-glue-point="8" draw:end-shape="id28" draw:end-glue-point="4" svg:d="M13085 5257l-101 446" svg:viewBox="0 0 102 44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27T22:26:04.986000000</meta:creation-date>
    <dc:date>2021-10-27T22:47:08.142000000</dc:date>
    <meta:editing-duration>PT34S</meta:editing-duration>
    <meta:editing-cycles>1</meta:editing-cycles>
    <meta:generator>LibreOffice/6.3.2.2$Windows_X86_64 LibreOffice_project/98b30e735bda24bc04ab42594c85f7fd8be07b9c</meta:generator>
    <meta:document-statistic meta:object-count="74"/>
  </office:meta>
</office:document-meta>
</file>